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e287" officeooo:paragraph-rsid="001ae28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e287" officeooo:paragraph-rsid="001ae2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5eaa" officeooo:paragraph-rsid="001c5ea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e287" officeooo:paragraph-rsid="001ae2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5eaa" officeooo:paragraph-rsid="001c5ea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ma-Computer TODO list</text:p>
      <text:p text:style-name="P1"/>
      <text:p text:style-name="P2">Target:</text:p>
      <text:p text:style-name="P2"/>
      <text:p text:style-name="P4">16-bit computer</text:p>
      <text:p text:style-name="P4"/>
      <text:p text:style-name="P4">16-bit OS</text:p>
      <text:p text:style-name="P4"/>
      <text:p text:style-name="P4">Sigma-lang should be the official language</text:p>
      <text:p text:style-name="P4"/>
      <text:p text:style-name="P3">TODO: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2:40:49.958000000</meta:creation-date>
    <meta:generator>LibreOffice/6.1.0.3$Windows_X86_64 LibreOffice_project/efb621ed25068d70781dc026f7e9c5187a4decd1</meta:generator>
    <dc:date>2019-07-13T12:44:08.122000000</dc:date>
    <meta:editing-duration>PT3M18S</meta:editing-duration>
    <meta:editing-cycles>2</meta:editing-cycles>
    <meta:document-statistic meta:table-count="0" meta:image-count="0" meta:object-count="0" meta:page-count="1" meta:paragraph-count="6" meta:word-count="15" meta:character-count="102" meta:non-whitespace-character-count="93"/>
  </office:meta>
</office:document-meta>
</file>